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File.getAttributeValueQualifier( int document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File.readyFo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Reversed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in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IvyFile( IvyModelSettings settings , String projectName , String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Pro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ParentTag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IvyFile( IvyModelSettings settings , String projectName , String doc , int current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File.getTagName( int documentOff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vyFile.getParentTagName( int document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File.inTag( int documentOffse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vyFile.readyForValue( int document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ParentTagIndex( int documentOffse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4">
            <text:p text:style-name="Table_20_Contents">24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IvyFile.getString(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StringIndexForward( String string , int document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Qualifier( int document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File.getAttributeName( int documentOff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File.getQual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AllAttsValues( int documentOffse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IvyFile.getCurren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StringIndexForward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String( int [ ] index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File.getAllAtts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StringIndexBackward( String string , int document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File.getStringIndexBackward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ReverseOffset( int document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AttributeValueQual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Paren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